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0e71" officeooo:paragraph-rsid="001f0e71"/>
    </style:style>
    <style:style style:name="P2" style:family="paragraph" style:parent-style-name="Subtitle">
      <style:text-properties officeooo:rsid="001f0e71" officeooo:paragraph-rsid="001f0e71"/>
    </style:style>
    <style:style style:name="P3" style:family="paragraph" style:parent-style-name="Subtitle">
      <style:text-properties officeooo:paragraph-rsid="0020a24c"/>
    </style:style>
    <style:style style:name="P4" style:family="paragraph" style:parent-style-name="Text_20_body">
      <style:text-properties officeooo:rsid="001f0e71" officeooo:paragraph-rsid="001f0e71"/>
    </style:style>
    <style:style style:name="P5" style:family="paragraph" style:parent-style-name="Text_20_body">
      <style:paragraph-properties fo:text-align="justify" style:justify-single-word="false"/>
      <style:text-properties officeooo:rsid="001f0e71" officeooo:paragraph-rsid="0020a24c"/>
    </style:style>
    <style:style style:name="P6" style:family="paragraph" style:parent-style-name="Text_20_body">
      <style:paragraph-properties fo:text-align="justify" style:justify-single-word="false"/>
      <style:text-properties fo:font-style="italic" officeooo:rsid="001f0e71" officeooo:paragraph-rsid="001f0e71" style:font-style-asian="italic" style:font-style-complex="italic"/>
    </style:style>
    <style:style style:name="P7" style:family="paragraph" style:parent-style-name="Text_20_body">
      <style:paragraph-properties fo:text-align="justify" style:justify-single-word="false"/>
      <style:text-properties fo:font-style="italic" officeooo:rsid="0020a24c" officeooo:paragraph-rsid="0020a24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0a2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ython</text:p>
      <text:p text:style-name="P2">Programming</text:p>
      <text:p text:style-name="P6">Algorithm<text:span text:style-name="T1">: A set of rules or steps used to solve a problem</text:span></text:p>
      <text:p text:style-name="P6">Data Structure<text:span text:style-name="T1">: A particular way of organizing data in a computer. List, tuples and dictionaries are data structures examples.</text:span></text:p>
      <text:p text:style-name="P2">List</text:p>
      <text:p text:style-name="P5">List are collections, meaning that in one variable we can store more than one value. List are <text:span text:style-name="T3">mutable</text:span><text:span text:style-name="T4">, </text:span><text:span text:style-name="T5">elements of a list can be changed using the index operator. </text:span></text:p>
      <text:p text:style-name="P3"><text:span text:style-name="T5">Functions</text:span></text:p>
      <text:p text:style-name="P7"><text:span text:style-name="T4">range()</text:span><text:span text:style-name="T2">: return a list of numbers that range from zero to one less than the parameter.</text:span></text:p>
      <text:p text:style-name="P3"><text:s/></text:p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9:46:39.333873202</meta:creation-date>
    <dc:date>2024-05-07T20:46:14.054610017</dc:date>
    <meta:editing-duration>PT39M14S</meta:editing-duration>
    <meta:editing-cycles>1</meta:editing-cycles>
    <meta:document-statistic meta:table-count="0" meta:image-count="0" meta:object-count="0" meta:page-count="1" meta:paragraph-count="9" meta:word-count="80" meta:character-count="464" meta:non-whitespace-character-count="390"/>
    <meta:generator>LibreOffice/7.3.7.2$Linux_X86_64 LibreOffice_project/30$Build-2</meta:generator>
  </office:meta>
</office:document-meta>
</file>